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officeooo:paragraph-rsid="000bb06f"/>
    </style:style>
    <style:style style:name="P2" style:family="paragraph" style:parent-style-name="Preformatted_20_Text">
      <style:paragraph-properties fo:margin-top="0cm" fo:margin-bottom="0.499cm" style:contextual-spacing="false"/>
    </style:style>
    <style:style style:name="P3" style:family="paragraph" style:parent-style-name="Preformatted_20_Text">
      <style:paragraph-properties fo:margin-top="0cm" fo:margin-bottom="0.499cm" style:contextual-spacing="false"/>
      <style:text-properties officeooo:paragraph-rsid="000bb06f"/>
    </style:style>
    <style:style style:name="P4" style:family="paragraph" style:parent-style-name="Preformatted_20_Text">
      <style:paragraph-properties fo:margin-top="0cm" fo:margin-bottom="0.499cm" style:contextual-spacing="false"/>
      <style:text-properties officeooo:rsid="000d8872" officeooo:paragraph-rsid="000d8872"/>
    </style:style>
    <style:style style:name="P5" style:family="paragraph" style:parent-style-name="Preformatted_20_Text">
      <style:paragraph-properties fo:margin-top="0cm" fo:margin-bottom="0.499cm" style:contextual-spacing="false"/>
      <style:text-properties fo:font-weight="bold" officeooo:rsid="000d8872" officeooo:paragraph-rsid="000d8872" style:font-weight-asian="bold" style:font-weight-complex="bold"/>
    </style:style>
    <style:style style:name="T1" style:family="text">
      <style:text-properties officeooo:rsid="000bb0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git init</text:p>
      <text:p text:style-name="Preformatted_20_Text">git add .</text:p>
      <text:p text:style-name="Preformatted_20_Text">git commit -m "<text:span text:style-name="T1">Primer</text:span> commit"</text:p>
      <text:p text:style-name="Preformatted_20_Text">git remote add origin https://github.com/Abrasalas/superheroes.git</text:p>
      <text:p text:style-name="P2">git push -u origin master</text:p>
      <text:p text:style-name="P1">git add .</text:p>
      <text:p text:style-name="P1">git commit -m "<text:span text:style-name="T1">Segundo</text:span> commit"</text:p>
      <text:p text:style-name="P3">git push -u origin <text:span text:style-name="T1">development</text:span></text:p>
      <text:p text:style-name="P3"/>
      <text:p text:style-name="P5">Pendientes:</text:p>
      <text:p text:style-name="P4">Insertar Fotos</text:p>
      <text:p text:style-name="P4">Incorporar Links</text:p>
      <text:p text:style-name="P4">Estatus punto 1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30T12:25:09.992712412</meta:creation-date>
    <dc:date>2017-03-30T16:05:30.587244043</dc:date>
    <meta:editing-duration>PT21M18S</meta:editing-duration>
    <meta:editing-cycles>2</meta:editing-cycles>
    <meta:generator>LibreOffice/4.2.8.2$Linux_X86_64 LibreOffice_project/420m0$Build-2</meta:generator>
    <meta:document-statistic meta:table-count="0" meta:image-count="0" meta:object-count="0" meta:page-count="1" meta:paragraph-count="12" meta:word-count="41" meta:character-count="263" meta:non-whitespace-character-count="234"/>
  </office:meta>
</office:document-meta>
</file>